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Standard" style:family="paragraph">
      <style:paragraph-properties fo:text-align="center" fo:margin-bottom="0.0833in" fo:text-indent="0.291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justify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5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46" style:parent-style-name="Standard" style:family="paragraph">
      <style:paragraph-properties fo:text-align="justify" fo:background-color="#FFFFFF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background-color="#FFFFFF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background-color="#FFFFFF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justify" fo:background-color="#FFFFFF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background-color="#FFFFFF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 fo:background-color="#FFFFFF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background-color="#FFFFFF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8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2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1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widows="2" fo:orphans="2" style:vertical-align="auto" fo:line-height="100%">
        <style:tab-stops>
          <style:tab-stop style:type="left" style:position="-1.196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fo:widows="2" fo:orphans="2" style:vertical-align="auto" fo:line-height="100%">
        <style:tab-stops>
          <style:tab-stop style:type="left" style:position="-2.696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widows="2" fo:orphans="2" style:vertical-align="auto" fo:line-height="100%">
        <style:tab-stops>
          <style:tab-stop style:type="left" style:position="-2.696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3" style:parent-style-name="Standard" style:family="paragraph">
      <style:paragraph-properties fo:widows="2" fo:orphans="2" style:vertical-align="auto" fo:line-height="100%">
        <style:tab-stops>
          <style:tab-stop style:type="left" style:position="-2.696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widows="2" fo:orphans="2" style:vertical-align="auto" fo:line-height="100%">
        <style:tab-stops>
          <style:tab-stop style:type="left" style:position="-1.196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widows="2" fo:orphans="2" style:vertical-align="auto" fo:line-height="100%">
        <style:tab-stops>
          <style:tab-stop style:type="left" style:position="-1.196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widows="2" fo:orphans="2" style:vertical-align="auto" fo:line-height="100%">
        <style:tab-stops>
          <style:tab-stop style:type="left" style:position="-1.1965in"/>
        </style:tab-stops>
      </style:paragraph-properties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7" style:parent-style-name="Обычный" style:family="paragraph">
      <style:text-properties style:font-name-complex="Mangal" style:font-size-complex="10pt"/>
    </style:style>
    <style:style style:name="S1" style:family="section">
      <style:section-properties fo:margin-left="0in" fo:margin-right="0in" style:writing-mode="lr-tb">
        <style:columns fo:column-count="3">
          <style:column style:rel-width="3009*" fo:start-indent="0in" fo:end-indent="0in"/>
          <style:column style:rel-width="3009*" fo:start-indent="0in" fo:end-indent="0in"/>
          <style:column style:rel-width="3009*" fo:start-indent="0in" fo:end-indent="0in"/>
        </style:columns>
      </style:section-properties>
    </style:style>
    <style:style style:name="P178" style:parent-style-name="Обычный" style:family="paragraph">
      <style:text-properties style:font-name-complex="Mangal" style:font-size-complex="10pt"/>
    </style:style>
    <style:style style:name="S2" style:family="section">
      <style:section-properties fo:margin-left="0in" fo:margin-right="0in" style:writing-mode="lr-tb"/>
    </style:style>
    <style:style style:name="P179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margin-top="0.1666in" fo:margin-bottom="0.1666in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paragraph-properties fo:margin-top="0.1666in" fo:margin-bottom="0.1666in" fo:line-height="10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center" fo:margin-top="0.1666in" fo:margin-bottom="0.1666in" fo:line-height="100%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0" style:parent-style-name="Standard" style:family="paragraph">
      <style:paragraph-properties fo:text-align="center" fo:background-color="#FFFFFF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96" style:parent-style-name="Заголовок2" style:family="paragraph">
      <style:paragraph-properties fo:margin-bottom="0in" fo:background-color="#FFFFFF"/>
    </style:style>
    <style:style style:name="T197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98" style:parent-style-name="Textbody" style:family="paragraph">
      <style:text-properties fo:language="en" fo:country="US"/>
    </style:style>
    <style:style style:name="P199" style:parent-style-name="Textbody" style:family="paragraph">
      <style:text-properties fo:language="en" fo:country="US"/>
    </style:style>
    <style:style style:name="P200" style:parent-style-name="Textbody" style:family="paragraph">
      <style:text-properties fo:language="en" fo:country="US"/>
    </style:style>
    <style:style style:name="P201" style:parent-style-name="Textbody" style:family="paragraph">
      <style:text-properties fo:language="en" fo:country="US"/>
    </style:style>
    <style:style style:name="P202" style:parent-style-name="Textbody" style:family="paragraph">
      <style:text-properties fo:language="en" fo:country="US"/>
    </style:style>
    <style:style style:name="P203" style:parent-style-name="Textbody" style:family="paragraph">
      <style:text-properties fo:language="en" fo:country="US"/>
    </style:style>
    <style:style style:name="P204" style:parent-style-name="Textbody" style:family="paragraph">
      <style:text-properties fo:language="en" fo:country="US"/>
    </style:style>
    <style:style style:name="P205" style:parent-style-name="Textbody" style:family="paragraph">
      <style:text-properties fo:language="en" fo:country="US"/>
    </style:style>
    <style:style style:name="P206" style:parent-style-name="Textbody" style:family="paragraph">
      <style:text-properties fo:language="en" fo:country="US"/>
    </style:style>
    <style:style style:name="P207" style:parent-style-name="Textbody" style:family="paragraph">
      <style:text-properties fo:language="en" fo:country="US"/>
    </style:style>
    <style:style style:name="P208" style:parent-style-name="Textbody" style:family="paragraph">
      <style:text-properties fo:language="en" fo:country="US"/>
    </style:style>
    <style:style style:name="P209" style:parent-style-name="Textbody" style:family="paragraph">
      <style:text-properties fo:language="en" fo:country="US"/>
    </style:style>
    <style:style style:name="P210" style:parent-style-name="Textbody" style:family="paragraph">
      <style:text-properties fo:language="en" fo:country="US"/>
    </style:style>
    <style:style style:name="P211" style:parent-style-name="Textbody" style:family="paragraph">
      <style:text-properties fo:language="en" fo:country="US"/>
    </style:style>
    <style:style style:name="P212" style:parent-style-name="Textbody" style:family="paragraph">
      <style:text-properties fo:language="en" fo:country="US"/>
    </style:style>
    <style:style style:name="P213" style:parent-style-name="Textbody" style:family="paragraph">
      <style:text-properties fo:language="en" fo:country="US"/>
    </style:style>
    <style:style style:name="P214" style:parent-style-name="Textbody" style:family="paragraph">
      <style:text-properties fo:language="en" fo:country="US"/>
    </style:style>
    <style:style style:name="P215" style:parent-style-name="Textbody" style:family="paragraph">
      <style:text-properties fo:language="en" fo:country="US"/>
    </style:style>
    <style:style style:name="P216" style:parent-style-name="Textbody" style:family="paragraph">
      <style:text-properties fo:language="en" fo:country="US"/>
    </style:style>
    <style:style style:name="P217" style:parent-style-name="Textbody" style:family="paragraph">
      <style:text-properties fo:language="en" fo:country="US"/>
    </style:style>
    <style:style style:name="P218" style:parent-style-name="Textbody" style:family="paragraph">
      <style:text-properties fo:language="en" fo:country="US"/>
    </style:style>
    <style:style style:name="P219" style:parent-style-name="Textbody" style:family="paragraph">
      <style:text-properties fo:language="en" fo:country="US"/>
    </style:style>
    <style:style style:name="P22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29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231" style:parent-style-name="Standard" style:family="paragraph">
      <style:paragraph-properties fo:background-color="#FFFFFF"/>
    </style:style>
    <style:style style:name="T232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33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234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35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236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37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238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39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40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41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242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243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44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245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246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P247" style:parent-style-name="Standard" style:family="paragraph">
      <style:paragraph-properties fo:background-color="#FFFFFF"/>
    </style:style>
    <style:style style:name="P248" style:parent-style-name="Standard" style:family="paragraph">
      <style:paragraph-properties fo:background-color="#FFFFFF"/>
    </style:style>
    <style:style style:name="P249" style:parent-style-name="Standard" style:family="paragraph">
      <style:paragraph-properties fo:background-color="#FFFFFF"/>
    </style:style>
    <style:style style:name="P250" style:parent-style-name="Standard" style:family="paragraph">
      <style:paragraph-properties fo:background-color="#FFFFFF"/>
    </style:style>
    <style:style style:name="P251" style:parent-style-name="Standard" style:family="paragraph">
      <style:paragraph-properties fo:background-color="#FFFFFF"/>
    </style:style>
    <style:style style:name="P252" style:parent-style-name="Обычный" style:family="paragraph">
      <style:paragraph-properties fo:text-align="center"/>
    </style:style>
    <style:style style:name="T2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4" style:parent-style-name="Обычный" style:family="paragraph">
      <style:text-properties fo:font-weight="bold" style:font-weight-asian="bold"/>
    </style:style>
    <style:style style:name="P25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5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5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58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5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1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2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3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4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5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6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7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8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9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0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1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2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3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4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7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1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2" style:parent-style-name="Standard" style:family="paragraph">
      <style:paragraph-properties fo:text-align="justify" fo:background-color="#FFFFFF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fo:text-align="justify" fo:background-color="#FFFFFF"/>
    </style:style>
    <style:style style:name="P290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2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3" style:parent-style-name="Standard" style:family="paragraph">
      <style:paragraph-properties fo:margin-top="0.1666in" fo:line-height="135%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98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9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1" style:parent-style-name="Standard" style:family="paragraph">
      <style:paragraph-properties fo:text-align="justify" fo:line-height="100%" fo:background-color="#FFFFFF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 fo:margin-top="0.1666in" fo:line-height="100%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<text:s/>4</text:p>
      <text:p text:style-name="P12"><text:span text:style-name="T13">Тема:</text:span><text:span text:style-name="T14"> </text:span><text:span text:style-name="T15">Метапрограммирование</text:span><text:span text:style-name="T16"><text:s/></text:span><text:span text:style-name="T17">С++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p text:style-name="P37">Постановка задачи</text:p>
      <text:p text:style-name="P38"/>
      <text:p text:style-name="P39"><text:span text:style-name="T40">Разработать шаблоны классов согласно варианту задания. <text:s/>Параметром шаблона должен являться скалярный тип данных задающий тип данных для оси координат. Классы должны иметь только публичные поля. В классах не должно быть методов, только поля. Фигуры являются фигурами вращения (равнобедренными), за исключением трапеции и прямоугольника. Для хранения координат фигур необходимо использовать шаблон <text:s/></text:span><text:span text:style-name="T41">std</text:span><text:span text:style-name="T42">::</text:span><text:span text:style-name="T43">pair</text:span><text:span text:style-name="T44">.</text:span></text:p>
      <text:p text:style-name="P45"/>
      <text:p text:style-name="P46"><text:span text:style-name="T47">1.</text:span><text:span text:style-name="T48"><text:tab/>Функция<text:s/></text:span><text:span text:style-name="T49">print</text:span><text:span text:style-name="T50"><text:s/>печати фигур на экран<text:s/></text:span><text:span text:style-name="T51">std</text:span><text:span text:style-name="T52">::</text:span><text:span text:style-name="T53">cout</text:span><text:span text:style-name="T54"><text:s text:c="2"/>(печататься должны координаты вершин фигур). Функция должна принимать на вход<text:s/></text:span><text:span text:style-name="T55">std</text:span><text:span text:style-name="T56">::</text:span><text:span text:style-name="T57">tuple</text:span><text:span text:style-name="T58"><text:s/>с фигурами, согласно варианту задания (минимум по одной каждого класса).</text:span></text:p>
      <text:p text:style-name="P59"><text:span text:style-name="T60">2.</text:span><text:span text:style-name="T61"><text:tab/>Функция<text:s/></text:span><text:span text:style-name="T62">square</text:span><text:span text:style-name="T63"><text:s/>вычисления суммарной площади фигур. Функция должна принимать на вход<text:s/></text:span><text:span text:style-name="T64">std</text:span><text:span text:style-name="T65">::</text:span><text:span text:style-name="T66">tuple</text:span><text:span text:style-name="T67"><text:s/>с фигурами, согласно варианту задания (минимум по одной каждого класса).</text:span></text:p>
      <text:p text:style-name="P68"/>
      <text:p text:style-name="P69">Создать программу, которая позволяет:</text:p>
      <text:p text:style-name="P70"><text:span text:style-name="T71">•</text:span><text:span text:style-name="T72"><text:tab/>Создает набор фигур согласно варианту задания (как минимум по одной фигуре каждого типа с координатами типа<text:s/></text:span><text:span text:style-name="T73">int</text:span><text:span text:style-name="T74"><text:s/>и координатоми типа<text:s/></text:span><text:span text:style-name="T75">double</text:span><text:span text:style-name="T76">).</text:span></text:p>
      <text:p text:style-name="P77"><text:span text:style-name="T78">•</text:span><text:span text:style-name="T79"><text:tab/>Сохраняет фигуры в<text:s/></text:span><text:span text:style-name="T80">std</text:span><text:span text:style-name="T81">::</text:span><text:span text:style-name="T82">tuple</text:span></text:p>
      <text:p text:style-name="P83"><text:span text:style-name="T84">•</text:span><text:span text:style-name="T85"><text:tab/>Печатает на экран содержимое<text:s/></text:span><text:span text:style-name="T86">std</text:span><text:span text:style-name="T87">::</text:span><text:span text:style-name="T88">tuple</text:span><text:span text:style-name="T89"><text:s/>с помощью шаблонной функции<text:s/></text:span><text:span text:style-name="T90">print</text:span><text:span text:style-name="T91">.</text:span></text:p>
      <text:p text:style-name="P92"><text:span text:style-name="T93">•</text:span><text:span text:style-name="T94"><text:tab/>Вычисляет суммарную площадь фигур в<text:s/></text:span><text:span text:style-name="T95">std</text:span><text:span text:style-name="T96">::</text:span><text:span text:style-name="T97">tuple</text:span><text:span text:style-name="T98"><text:s/>и выводит значение на экран.</text:span></text:p>
      <text:p text:style-name="P99"/>
      <text:p text:style-name="P100"><text:span text:style-name="T101">При реализации шаблонных функций допускается использование вспомогательных шаблонов<text:s/></text:span><text:span text:style-name="T102">std</text:span><text:span text:style-name="T103">::</text:span><text:span text:style-name="T104">enable</text:span><text:span text:style-name="T105">_</text:span><text:span text:style-name="T106">if</text:span><text:span text:style-name="T107">,<text:s/></text:span><text:span text:style-name="T108">std</text:span><text:span text:style-name="T109">::</text:span><text:span text:style-name="T110">tuple</text:span><text:span text:style-name="T111">_</text:span><text:span text:style-name="T112">size</text:span><text:span text:style-name="T113">,<text:s/></text:span><text:span text:style-name="T114">std</text:span><text:span text:style-name="T115">::</text:span><text:span text:style-name="T116">is</text:span><text:span text:style-name="T117">_</text:span><text:span text:style-name="T118">same</text:span><text:span text:style-name="T119">.</text:span></text:p>
      <text:p text:style-name="P120"/>
      <text:p text:style-name="P121">Вариант:<text:s/>25</text:p>
      <text:list text:style-name="LFO6" text:continue-numbering="true">
        <text:list-item>
          <text:p text:style-name="P122">Треугольник</text:p>
        </text:list-item>
        <text:list-item>
          <text:p text:style-name="P123">Квадрат</text:p>
        </text:list-item>
        <text:list-item>
          <text:p text:style-name="P124">Прямоугольник</text:p>
        </text:list-item>
      </text:list>
      <text:p text:style-name="P125"/>
      <text:p text:style-name="P126"><text:span text:style-name="T127">Цель:</text:span></text:p>
      <text:list text:style-name="LFO10" text:continue-numbering="true">
        <text:list-item>
          <text:p text:style-name="P128"><text:span text:style-name="T129">Изучение основ работы с шаблонами (</text:span><text:span text:style-name="T130">template</text:span><text:span text:style-name="T131">) в С++;</text:span></text:p>
        </text:list-item>
        <text:list-item>
          <text:p text:style-name="P132"><text:span text:style-name="T133">Изучение шаблонов<text:s/></text:span><text:span text:style-name="T134">std</text:span><text:span text:style-name="T135">::</text:span><text:span text:style-name="T136">pair</text:span><text:span text:style-name="T137">,<text:s/></text:span><text:span text:style-name="T138">std</text:span><text:span text:style-name="T139">::</text:span><text:span text:style-name="T140">tuple</text:span></text:p>
        </text:list-item>
        <text:list-item>
          <text:p text:style-name="P141"><text:span text:style-name="T142">Получение навыка работы со специализацией шаблонов и идиомой<text:s/></text:span><text:span text:style-name="T143">SFINAE</text:span></text:p>
        </text:list-item>
      </text:list>
      <text:p text:style-name="P144"/>
      <text:p text:style-name="P145"/>
      <text:p text:style-name="P146"/>
      <text:p text:style-name="P147"/>
      <text:p text:style-name="P148">Описание программы</text:p>
      <text:p text:style-name="P149"/>
      <text:list text:style-name="LFO8" text:continue-numbering="true">
        <text:list-item>
          <text:p text:style-name="P150">Программа выполняет определённые действия по введённым командам:</text:p>
          <text:list text:continue-numbering="true">
            <text:list-item>
              <text:p text:style-name="P151">0 — выход из<text:s/>программы;</text:p>
            </text:list-item>
            <text:list-item>
              <text:p text:style-name="P152">1,2,3 — создание фигуры (Квадрат, Прямоугольник, Восьмиугольник соответственно), получение вершин через ввод, проверка, вывод данных вершин, вычисление центра и площади;</text:p>
            </text:list-item>
            <text:list-item>
              <text:p text:style-name="P153">4 — создание кортежа как производного четырёхугольника, получение вершин через ввод, проверка, вывод данных вершин, вычисление центра и площади;</text:p>
            </text:list-item>
          </text:list>
        </text:list-item>
        <text:list-item>
          <text:p text:style-name="P154">Шаблонная функция print() печатает координаты всех точек данной фигуры или кортежа. Она определена для моих фигур и tuple. Во втором случае все дело вычисляется рекурсивно.</text:p>
        </text:list-item>
        <text:list-item>
          <text:p text:style-name="P155">Функция center() возвращает точку с x –деление суммы иксов всех точек данной фигуры на их количество, у – аналогично х. Она определена для моих фигур и tuple. Во втором случае все дело вычисляется рекурсивно;</text:p>
        </text:list-item>
        <text:list-item>
          <text:p text:style-name="P156"><text:span text:style-name="T157">Функция<text:s/></text:span><text:span text:style-name="T158">area</text:span><text:span text:style-name="T159">() вычисляет площадь данной фигуры или совокупно</text:span><text:span text:style-name="T160">сти точек в кортеже в зависимости от типа фигуры по методу Гаусса (формула землемера, метод шунтирования) и возвращает это значение.</text:span></text:p>
        </text:list-item>
      </text:list>
      <text:p text:style-name="P161"/>
      <text:p text:style-name="P162"/>
      <text:p text:style-name="P163"/>
      <text:p text:style-name="P164"/>
      <text:p text:style-name="P165">Набор тестов</text:p>
      <text:p text:style-name="P166"/>
      <text:p text:style-name="P167">Пояснение:</text:p>
      <text:p text:style-name="P168"/>
      <text:list text:style-name="LFO9" text:continue-numbering="true">
        <text:list-item>
          <text:p text:style-name="P169">На ввод подается число либо строка выбора действия из текстового интерфейса</text:p>
        </text:list-item>
        <text:list-item>
          <text:p text:style-name="P170">В случае<text:s/>ввода строки – принимается еще одна строка, указывающая на фигуру, с которой производить действие</text:p>
        </text:list-item>
        <text:list-item>
          <text:p text:style-name="P171"><text:span text:style-name="T172"><text:s/>При необходимости указывается<text:s/></text:span><text:span text:style-name="T173">ID</text:span><text:span text:style-name="T174"><text:s/>фигуры</text:span></text:p>
        </text:list-item>
        <text:list-item>
          <text:p text:style-name="P175">Выводится информация о состоянии вектора фигур, происходит проверка тестов</text:p>
        </text:list-item>
      </text:list>
      <text:p text:style-name="P176"/>
      <text:p text:style-name="P177"/>
      <text:section text:name="Sect1" text:style-name="S1">
        <text:p text:style-name="P178"/>
      </text:section>
      <text:section text:name="Sect2" text:style-name="S2">
        <text:p text:style-name="P179"/>
        <text:p text:style-name="P180"><text:span text:style-name="T181">Test</text:span><text:span text:style-name="T182"><text:s/>1</text:span></text:p>
        <text:p text:style-name="P183"><text:span text:style-name="T184">Test</text:span><text:span text:style-name="T185"><text:s/>2</text:span></text:p>
        <text:p text:style-name="P186"/>
        <text:p text:style-name="P187"><text:span text:style-name="T188">Результаты выполнения тестов</text:span></text:p>
        <text:p text:style-name="P189"/>
        <text:p text:style-name="P190"><text:span text:style-name="T191">Листинг</text:span><text:span text:style-name="T192"><text:s/></text:span><text:span text:style-name="T193">программы</text:span></text:p>
        <text:p text:style-name="P194"/>
        <text:p text:style-name="P195"/>
        <text:h text:style-name="P196" text:outline-level="2"><text:span text:style-name="T197">CMakeLists.txt</text:span></text:h>
        <text:p text:style-name="P198"/>
        <text:p text:style-name="P199">cmake_minimum_required(VERSION 3.5)</text:p>
        <text:p text:style-name="P200"/>
        <text:p text:style-name="P201">project(lab3)</text:p>
        <text:p text:style-name="P202"/>
        <text:p text:style-name="P203">add_executable(lab3</text:p>
        <text:p text:style-name="P204"><text:s text:c="2"/>main.cpp</text:p>
        <text:p text:style-name="P205"><text:s text:c="2"/>figure.cpp</text:p>
        <text:p text:style-name="P206"><text:s text:c="2"/>myvector.cpp</text:p>
        <text:p text:style-name="P207"><text:s text:c="2"/>point.cpp</text:p>
        <text:p text:style-name="P208"><text:s text:c="2"/>octagon.cpp</text:p>
        <text:p text:style-name="P209"><text:s text:c="2"/>square.cpp</text:p>
        <text:p text:style-name="P210"><text:s text:c="2"/>triangle.cpp</text:p>
        <text:p text:style-name="P211">)</text:p>
        <text:p text:style-name="P212"/>
        <text:p text:style-name="P213">set_property(TARGET lab3 PROPERTY CXX_STANDARD 11)</text:p>
        <text:p text:style-name="P214"/>
        <text:p text:style-name="P215">set(CMAKE_CXX_FLAGS "${CMAKE_CXX_FLAGS} -Wall -Wextra -g")</text:p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>Ссылка на репозиторий</text:p>
        <text:p text:style-name="P230"/>
        <text:p text:style-name="P231"><text:a xlink:href="https://github.com/GitGood2000/oop_exercise_04" office:target-frame-name="_top" xlink:show="replace"><text:span text:style-name="T232">https</text:span><text:span text:style-name="T233">://</text:span><text:span text:style-name="T234">github</text:span><text:span text:style-name="T235">.</text:span><text:span text:style-name="T236">com</text:span><text:span text:style-name="T237">/</text:span></text:a><text:a xlink:href="https://github.com/GitGood2000/oop_exercise_04" office:target-frame-name="_top" xlink:show="replace"><text:span text:style-name="T238">ni</text:span><text:bookmark-start text:name="_Hlt52973958"/><text:bookmark-start text:name="_Hlt52973959"/><text:span text:style-name="T239">k</text:span><text:bookmark-end text:name="_Hlt52973958"/><text:bookmark-end text:name="_Hlt52973959"/><text:span text:style-name="T240">it</text:span><text:span text:style-name="T241">34</text:span></text:a><text:span text:style-name="T242">/</text:span><text:span text:style-name="T243">oop</text:span><text:span text:style-name="T244">_</text:span><text:span text:style-name="T245">exercise</text:span><text:span text:style-name="T246">_03</text:span></text:p>
        <text:p text:style-name="P247"/>
        <text:p text:style-name="P248"/>
        <text:p text:style-name="P249"/>
        <text:p text:style-name="P250"/>
        <text:p text:style-name="P251"/>
        <text:p text:style-name="P252"><text:span text:style-name="T253">Объяснение результатов работы программы</text:span></text:p>
        <text:p text:style-name="P254"/>
        <text:p text:style-name="P255">1) Пользователю<text:s/>предоставляется 4 опции: задать фигуру (квадрат, треугольник или восьмиугольник), вывести информацию для каждой фигуры (координаты точек, площадь и геометрический центр), вывести общую площадь всех фигур и удалить фигуру по индексу.</text:p>
        <text:p text:style-name="P256">2) Перед занесением фигур в вектор каждая фигура проверяется. У квадрата проверяется перпендикулярность и равенство сторон, у треугольника — сумма двух сторон не может быть больше третий стороны. После чего указатель на созданную фигуру заносится в вектор figures.</text:p>
        <text:p text:style-name="P257">3) Вывод информации о всех фигурах производится с помощью цикла. Поочередно перебираются все элементы вектора figures, и с помощью метода Print() выводятся координаты, площадь и геометрический центр каждой из фигур.</text:p>
        <text:p text:style-name="P258">4) Общая площадь фигур находится посредством суммирования результата работы метода Area() для всех фигур вектора.</text:p>
        <text:p text:style-name="P259">5) Если пользователь вводит «0», то считывание завершается, а все фигуры удаляются из памяти с помощью delete.</text:p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>Вывод</text:p>
        <text:p text:style-name="P281"><text:s text:c="2"/><text:tab/><text:s/><text:tab/></text:p>
        <text:p text:style-name="P282"><text:span text:style-name="T283">В ходе работы были приобретены навыки работы с<text:s/></text:span><text:span text:style-name="T284">шаблонами и кортежами в<text:s/></text:span><text:span text:style-name="T285">C</text:span><text:span text:style-name="T286">++.</text:span><text:span text:style-name="T287"><text:s/></text:span><text:span text:style-name="T288">Написана программа, производящая операции с помощью шаблонов и работающая с кортежами. Создал базовый класс и 3 производных от него класса, которые посредством override методов переопределяли виртуальные методы базового класса.</text:span></text:p>
        <text:p text:style-name="P289"/>
        <text:p text:style-name="P290"/>
        <text:p text:style-name="P291"/>
        <text:p text:style-name="P292">Список литературы <text:s text:c="2"/></text:p>
        <text:p text:style-name="P293"><text:span text:style-name="T294">1. Перегрузка операторов С++ [Электронный ресурс]. <text:s/></text:span><text:span text:style-name="T295">URL:</text:span><text:a xlink:href="https://ravesli.com/urok-45-pobitovye-operatory/" office:target-frame-name="_top" xlink:show="replace"><text:span text:style-name="T296"><text:s/></text:span></text:a><text:a xlink:href="https://metanit.com/cpp/tutorial/5.14.php" office:target-frame-name="_top" xlink:show="replace"><text:span text:style-name="T297">https://metanit.com/cpp/tutorial/5.14.php</text:span></text:a></text:p>
        <text:p text:style-name="P298">(дата обращения: 29.09.2020).</text:p>
        <text:p text:style-name="P299"/>
        <text:p text:style-name="P300">2. Битовые операции С++ [Электронный ресурс]. URL:</text:p>
        <text:p text:style-name="P301"><text:a xlink:href="http://www.c-cpp.ru/books/bitovye-operatory" office:target-frame-name="_top" xlink:show="replace"><text:span text:style-name="T302">http://www.c-c</text:span><text:span text:style-name="T303">pp.ru/books/bitovye-operatory</text:span></text:a></text:p>
        <text:p text:style-name="P304"><text:span text:style-name="T305">(дата обращения: 29.09.2020)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0-10-07T11:31:00Z</meta:creation-date>
    <dc:date>2020-10-10T05:48:00Z</dc:date>
    <meta:template xlink:href="Normal.dotm" xlink:type="simple"/>
    <meta:editing-cycles>7</meta:editing-cycles>
    <meta:editing-duration>PT6060S</meta:editing-duration>
    <meta:document-statistic meta:page-count="7" meta:paragraph-count="11" meta:word-count="848" meta:character-count="5671" meta:row-count="40" meta:non-whitespace-character-count="4834"/>
  </office:meta>
</office:document-meta>
</file>